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84.95pt"/>
    </style:style>
    <style:style style:name="co3" style:family="table-column">
      <style:table-column-properties fo:break-before="auto" style:column-width="200.81pt"/>
    </style:style>
    <style:style style:name="co4" style:family="table-column">
      <style:table-column-properties fo:break-before="auto" style:column-width="142.84pt"/>
    </style:style>
    <style:style style:name="co5" style:family="table-column">
      <style:table-column-properties fo:break-before="auto" style:column-width="95.19pt"/>
    </style:style>
    <style:style style:name="co6" style:family="table-column">
      <style:table-column-properties fo:break-before="auto" style:column-width="109.5pt"/>
    </style:style>
    <style:style style:name="co7" style:family="table-column">
      <style:table-column-properties fo:break-before="auto" style:column-width="27.81pt"/>
    </style:style>
    <style:style style:name="co8" style:family="table-column">
      <style:table-column-properties fo:break-before="auto" style:column-width="108.74pt"/>
    </style:style>
    <style:style style:name="co9" style:family="table-column">
      <style:table-column-properties fo:break-before="auto" style:column-width="79.4pt"/>
    </style:style>
    <style:style style:name="co10" style:family="table-column">
      <style:table-column-properties fo:break-before="auto" style:column-width="100.74pt"/>
    </style:style>
    <style:style style:name="co11" style:family="table-column">
      <style:table-column-properties fo:break-before="auto" style:column-width="806.34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9"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9"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9"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9"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9"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4"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G640 Rev A and G640 Rev B may not be differentiated),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9" office:value-type="string" calcext:value-type="string">
            <text:p>C</text:p>
          </table:table-cell>
          <table:table-cell table:style-name="ce26" office:value-type="string" calcext:value-type="string">
            <text:p>M</text:p>
          </table:table-cell>
          <table:table-cell table:style-name="ce13"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9" office:value-type="string" calcext:value-type="string">
            <text:p>C</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6"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20" office:value-type="string" calcext:value-type="string">
            <text:p>D</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1" office:value-type="string" calcext:value-type="string">
            <text:p>F</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4"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3"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3"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4"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4"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and report rate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4"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8" office:value-type="string" calcext:value-type="string">
            <text:p>B</text:p>
          </table:table-cell>
          <table:table-cell table:style-name="ce26" office:value-type="string" calcext:value-type="string">
            <text:p>M</text:p>
          </table:table-cell>
          <table:table-cell table:style-name="ce13"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and report rate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24" office:value-type="string" calcext:value-type="string">
            <text:p>F</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low pressure scan rate (this causes fast presses to not be detected).</text:p>
          </table:table-cell>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4"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9"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9" table:number-columns-repeated="16"/>
          <table:table-cell table:number-columns-repeated="997"/>
        </table:table-row>
        <table:table-row table:style-name="ro1">
          <table:table-cell table:style-name="ce12" office:value-type="string" calcext:value-type="string">
            <text:p>Brand</text:p>
          </table:table-cell>
          <table:table-cell table:style-name="ce12" office:value-type="string" calcext:value-type="string">
            <text:p>Model Identifier</text:p>
          </table:table-cell>
          <table:table-cell table:style-name="ce12" office:value-type="string" calcext:value-type="string">
            <text:p>Recommendation</text:p>
          </table:table-cell>
          <table:table-cell table:style-name="ce12" office:value-type="string" calcext:value-type="string">
            <text:p>Price/Performance Ranking</text:p>
          </table:table-cell>
          <table:table-cell table:style-name="ce12" office:value-type="string" calcext:value-type="string">
            <text:p>Targeted Price</text:p>
          </table:table-cell>
          <table:table-cell table:style-name="ce17" office:value-type="string" calcext:value-type="string">
            <text:p>Performance Ranking</text:p>
          </table:table-cell>
          <table:table-cell table:style-name="ce12" office:value-type="string" calcext:value-type="string">
            <text:p>Size</text:p>
          </table:table-cell>
          <table:table-cell table:style-name="ce12" office:value-type="string" calcext:value-type="string">
            <text:p>Hardware Smoothing</text:p>
          </table:table-cell>
          <table:table-cell table:style-name="ce12" office:value-type="string" calcext:value-type="string">
            <text:p>Hover Distance</text:p>
          </table:table-cell>
          <table:table-cell table:style-name="ce12" office:value-type="string" calcext:value-type="string">
            <text:p>Surface Feel</text:p>
          </table:table-cell>
          <table:table-cell table:style-name="ce12" office:value-type="string" calcext:value-type="string">
            <text:p>Additional Relevant Product Information</text:p>
          </table:table-cell>
          <table:table-cell table:style-name="ce30"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3"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28" office:value-type="string" calcext:value-type="string">
            <text:p>X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087.51pt" draw:caption-point-x="-11.54pt" draw:caption-point-y="-22.25pt">
              <dc:date>2023-08-24T00:00:00</dc:date>
              <text:p text:style-name="P1">(PTZ-430, PTZ-431W, PTZ-630, PTZ-631W, PTZ-930, PTZ-1230, PTZ-1231W)</text:p>
            </office:annotation>
            <text:p>PTZ-x30/31W</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02.51pt" draw:caption-point-x="-11.54pt" draw:caption-point-y="-22.22pt">
              <dc:date>2023-08-24T00:00:00</dc:date>
              <text:p text:style-name="P1">(XD-0405-U, XD-0608-U, XD-0912-U, XD-1212-U, <text:s/>XD-1218-U)</text:p>
            </office:annotation>
            <text:p>X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17.5pt" draw:caption-point-x="-11.54pt" draw:caption-point-y="-22.22pt">
              <dc:date>2023-08-24T00:00:00</dc:date>
              <text:p text:style-name="P1">(GD-0405-U, GD-0608-U, GD-0912-U, GD-1212-U, GD-1218-U)</text:p>
            </office:annotation>
            <text:p>G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32.5pt" draw:caption-point-x="-11.54pt" draw:caption-point-y="-22.22pt">
              <dc:date>2023-08-24T00:00:00</dc:date>
              <text:p text:style-name="P1">(CTE-460, CTE-660)</text:p>
            </office:annotation>
            <text:p>CTE-x6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162.49pt" draw:caption-point-x="-11.54pt" draw:caption-point-y="-22.22pt">
              <dc:date>2023-08-24T00:00:00</dc:date>
              <text:p text:style-name="P1">(CTE-450, CTE-650)</text:p>
            </office:annotation>
            <text:p>CTE-x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77.51pt" draw:caption-point-x="-11.54pt" draw:caption-point-y="-22.25pt">
              <dc:date>2023-08-24T00:00:00</dc:date>
              <text:p text:style-name="P1">(CTE-440, CTE-640)</text:p>
            </office:annotation>
            <text:p>CTE-x4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92.51pt" draw:caption-point-x="-11.54pt" draw:caption-point-y="-22.22pt">
              <dc:date>2023-08-24T00:00:00</dc:date>
              <text:p text:style-name="P1">(CTE-430, CTE-630)</text:p>
            </office:annotation>
            <text:p>CTE-x3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207.5pt" draw:caption-point-x="-11.54pt" draw:caption-point-y="-22.22pt">
              <dc:date>2023-08-24T00:00:00</dc:date>
              <text:p text:style-name="P1">(FW-300, FB-630)</text:p>
            </office:annotation>
            <text:p>Fx-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222.5pt" draw:caption-point-x="-11.54pt" draw:caption-point-y="-22.22pt">
              <dc:date>2023-08-24T00:00:00</dc:date>
              <text:p text:style-name="P1">(CTF-430, CTF-221, CTF-420)</text:p>
            </office:annotation>
            <text:p>CTF-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237.49pt" draw:caption-point-x="-11.54pt" draw:caption-point-y="-22.22pt">
              <dc:date>2023-08-24T00:00:00</dc:date>
              <text:p text:style-name="P1">(FT-0203-U, FT-0405-U)</text:p>
            </office:annotation>
            <text:p>FT-xxxx-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252.49pt" draw:caption-point-x="-11.54pt" draw:caption-point-y="-22.22pt">
              <dc:date>2023-08-24T00:00:00</dc:date>
              <text:p text:style-name="P1">(ET-0405A-U, ET-0507A-U)</text:p>
            </office:annotation>
            <text:p>ET-xxxxA-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5">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1"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3"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mSDcCpuh" xlink:type="simple">Kuuube's Wacom Pen Nib Guid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01" meta:object-count="0"/>
    <meta:generator>LibreOfficeDev/6.0.5.2$Linux_X86_64 LibreOffice_project/</meta:generator>
  </office:meta>
</office:document-meta>
</file>